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automatic-styles>
    <style:style style:name="Tabela1" style:family="table">
      <style:table-properties style:width="10.636cm" table:align="left"/>
    </style:style>
    <style:style style:name="Tabela1.A" style:family="table-column">
      <style:table-column-properties style:column-width="1.993cm"/>
    </style:style>
    <style:style style:name="Tabela1.B" style:family="table-column">
      <style:table-column-properties style:column-width="8.371cm"/>
    </style:style>
    <style:style style:name="Tabela1.C" style:family="table-column">
      <style:table-column-properties style:column-width="0.272cm"/>
    </style:style>
    <style:style style:name="Tabela1.A1" style:family="table-cell">
      <style:table-cell-properties style:vertical-align="middle" fo:padding="0.049cm" fo:border="none"/>
    </style:style>
    <style:style style:name="Tabela1.C2" style:family="table-cell">
      <style:table-cell-properties fo:padding="0.049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3.75cm" fo:margin-right="0cm" fo:margin-top="0cm" fo:margin-bottom="0.499cm" style:contextual-spacing="false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3.75cm" fo:margin-right="0cm" fo:margin-top="0cm" fo:margin-bottom="0.499cm" style:contextual-spacing="false" fo:text-align="justify" style:justify-single-word="false" fo:text-indent="0cm" style:auto-text-indent="false"/>
      <style:text-properties style:font-name="Times New Roman" fo:font-size="10.5pt" fo:font-style="italic" fo:font-weight="normal"/>
    </style:style>
    <style:style style:name="P4" style:family="paragraph" style:parent-style-name="Table_20_Contents">
      <style:text-properties style:font-name="Times New Roman" fo:font-size="10.5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0.5pt" fo:font-style="normal" fo:font-weight="normal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0.5pt" fo:font-style="normal" fo:font-weight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0.5pt"/>
    </style:style>
    <style:style style:name="P10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/>
    </style:style>
    <style:style style:name="T1" style:family="text">
      <style:text-properties style:font-name="Times New Roman" fo:font-size="10.5pt"/>
    </style:style>
    <style:style style:name="T2" style:family="text">
      <style:text-properties style:font-name="Times New Roman" fo:font-size="10.5pt" style:text-underline-style="solid" style:text-underline-width="auto" style:text-underline-color="font-color"/>
    </style:style>
    <style:style style:name="T3" style:family="text">
      <style:text-properties style:font-name="Times New Roman" fo:font-size="10.5pt" fo:font-style="italic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00" loext:opacity="100%"/>
    </style:style>
    <style:style style:name="T5" style:family="text">
      <style:text-properties fo:font-variant="normal" fo:text-transform="none" fo:color="#000000" loext:opacity="100%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istos etc.</text:p>
      <text:p text:style-name="P6">Requereu o apenado retificação da GEP para fazer constar a separação das frações conforme natureza dos crimes, aplicando 1/6 para os crimes comuns e 3/5 para o crime de hediondo (evento 108).</text:p>
      <text:p text:style-name="P6">Instado a se manifestar, o Ministério Público opinou pelo deferimento do pedido (evento 111).</text:p>
      <text:p text:style-name="P7">Relatados.</text:p>
      <text:p text:style-name="P7">Inicialmente, verifico que a alegação de que o cálculo da pena faz constar a fração única de 3/5 não procede.</text:p>
      <text:p text:style-name="P7">Em verdade, o equivoco das partes se dá pelo fato da pena referente ao crime comum já ter sido dada como integralmente cumprida, restando ZERO dias de pena para cálculo.</text:p>
      <text:p text:style-name="P8"><text:span text:style-name="T1">Vejamos</text:span>:</text:p>
      <text:p text:style-name="P1"><text:bookmark text:name="trPenaImposta16Pr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<text:span text:style-name="Strong_20_Emphasis"><text:span text:style-name="T3">Fração 1/6:</text:span></text:span><text:bookmark text:name="tdPenaImposta16PrDias"/></text:p>
          </table:table-cell>
          <table:table-cell table:style-name="Tabela1.A1" office:value-type="string">
            <text:p text:style-name="Table_20_Contents"><text:span text:style-name="T1">8a8m0d - </text:span><text:span text:style-name="Strong_20_Emphasis"><text:span text:style-name="T2">8a8m0d </text:span></text:span><text:span text:style-name="T1">* 1/6 = 0a0m0d * </text:span><text:span text:style-name="Strong_20_Emphasis"><text:span text:style-name="T2">1/6 =0a0m0d</text:span></text:span></text:p>
          </table:table-cell>
          <table:table-cell table:style-name="Tabela1.A1" office:value-type="string">
            <text:p text:style-name="Table_20_Contents"><text:bookmark text:name="trPenaImposta35Pr"/></text:p>
          </table:table-cell>
        </table:table-row>
        <table:table-row>
          <table:table-cell table:style-name="Tabela1.A1" office:value-type="string">
            <text:p text:style-name="P3">Fração 3/5:<text:bookmark text:name="tdPenaImposta35PrDias"/></text:p>
          </table:table-cell>
          <table:table-cell table:style-name="Tabela1.A1" office:value-type="string">
            <text:p text:style-name="P4">5a0m0d - 0a0m1d * 3/5 = 4a11m29d * 3/5 =2a11m29d</text:p>
          </table:table-cell>
          <table:table-cell table:style-name="Tabela1.C2" office:value-type="string">
            <text:p text:style-name="P5"/>
          </table:table-cell>
        </table:table-row>
      </table:table>
      <text:p text:style-name="P9">Ou seja,<text:span text:style-name="T4"> </text:span><text:span text:style-name="T5">segundo o atestado de pena, apenado já cumpriu 9 anos, 9 meses e 18 dias de sua pena até hoje, sendo que 8 anos e 8 meses foram computados somente para o crime comum.</text:span></text:p>
      <text:p text:style-name="P9"><text:span text:style-name="T5">Contudo, observo que o crime hediondo ocorreu em 27.03.2012 e, </text:span>em razão do que preconiza o artigo 76 do CP<text:span text:style-name="T5">, deveria estar sendo cumprido desde então.</text:span></text:p>
      <text:p text:style-name="P9">Isso posto<text:span text:style-name="T5">, determino a retificação da GEP apenas para fazer constar o marco temporal para inicio da contagem de pena para o crime hediondo em </text:span>27/03/2012.</text:p>
      <text:p text:style-name="P10">P.R.I. Atualize-se a GEP. Ciência ao M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1:40:46.852000000</meta:creation-date>
    <dc:date>2023-08-04T11:41:25.639000000</dc:date>
    <meta:editing-duration>PT39S</meta:editing-duration>
    <meta:editing-cycles>1</meta:editing-cycles>
    <meta:document-statistic meta:table-count="1" meta:image-count="0" meta:object-count="0" meta:page-count="1" meta:paragraph-count="15" meta:word-count="219" meta:character-count="1223" meta:non-whitespace-character-count="1019"/>
    <meta:generator>LibreOffice/7.5.3.2$Windows_X86_64 LibreOffice_project/9f56dff12ba03b9acd7730a5a481eea045e468f3</meta:generator>
  </office:meta>
</office:document-meta>
</file>